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style:font-name="Verdana1"/>
    </style:style>
    <style:style style:name="T5" style:family="text">
      <style:text-properties style:font-name="Verdana1" fo:font-weight="bold"/>
    </style:style>
    <style:style style:name="T6" style:family="text">
      <style:text-properties style:font-name="Verdana1" fo:font-weight="bold" style:font-weight-asian="normal" style:font-weight-complex="normal"/>
    </style:style>
    <style:style style:name="T7" style:family="text">
      <style:text-properties style:font-name="Verdana1" fo:font-weight="bold" style:font-weight-asian="bold" style:font-weight-complex="bold"/>
    </style:style>
    <style:style style:name="T8" style:family="text">
      <style:text-properties style:font-name="Verdana1" fo:font-size="10pt"/>
    </style:style>
    <style:style style:name="T9" style:family="text">
      <style:text-properties style:font-name="Verdana1" fo:font-size="10pt" fo:font-weight="normal" style:font-weight-asian="normal" style:font-weight-complex="normal"/>
    </style:style>
    <style:style style:name="T10" style:family="text">
      <style:text-properties style:font-name="Verdana1" fo:font-weight="normal" style:font-weight-asian="normal" style:font-weight-complex="normal"/>
    </style:style>
    <style:style style:name="T11" style:family="text">
      <style:text-properties style:font-name="F1" fo:font-size="12pt" style:font-name-asian="F1" style:font-size-asian="12pt" style:font-name-complex="F1" style:font-size-complex="12pt"/>
    </style:style>
    <style:style style:name="T12" style:family="text">
      <style:text-properties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3" style:family="text">
      <style:text-properties fo:color="#000000"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4" style:family="text">
      <style:text-properties fo:color="#000000" style:font-name="F1" fo:font-size="12pt" fo:font-weight="normal" style:font-name-asian="F1" style:font-size-asian="12pt" style:font-weight-asian="normal" style:font-name-complex="F1" style:font-size-complex="12pt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66330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My Favorite Coffee Cake</text:span><text:span text:style-name="T4"><text:line-break/></text:span><text:span text:style-name="T8">Crystal Miller<text:line-break/></text:span><text:span text:style-name="T4"><text:line-break/>½ cup light olive oil<text:line-break/>2 egg<text:line-break/>1 cup milk<text:line-break/>3 cups whole wheat pastry flour<text:line-break/>1 ½ cup Sucanat or brown sugar<text:line-break/>4 t. baking powder<text:line-break/>1 t salt <text:line-break/>Topping<text:line-break/><text:line-break/>Mix the oil, egg and milk in a bowl. I like to use my Kitchen Aid or Bosch mixer for this. Add your dry ingredients and mix well. Pour this into a 11x15 pan that has been sprayed with non-stick cooking spray. Sprinkle with the Topping. Bake at 375 for about 25 minutes. <text:line-break/><text:line-break/></text:span><text:span text:style-name="T7">Topping</text:span><text:span text:style-name="T4"><text:line-break/><text:line-break/>½ cup Sucanat or brown sugar<text:line-break/>2 T. ww flour<text:line-break/>2 t cinnamon<text:line-break/>2 T melted butter<text:line-break/>1 cup chopped nuts<text:line-break/><text:line-break/>If this is too much coffee cake for your family you can cut this recipe in half and bake it in a 9x9 pan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23:06.79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36" meta:character-count="661"/>
  </office:meta>
</office:document-meta>
</file>